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493in" table:align="left"/>
    </style:style>
    <style:style style:name="Table1.A" style:family="table-column">
      <style:table-column-properties style:column-width="1.7583in"/>
    </style:style>
    <style:style style:name="Table1.B" style:family="table-column">
      <style:table-column-properties style:column-width="0.7958in"/>
    </style:style>
    <style:style style:name="Table1.C" style:family="table-column">
      <style:table-column-properties style:column-width="0.59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Text_20_body" style:list-style-name="L13">
      <style:text-properties fo:font-size="6pt" style:font-size-asian="5.25pt" style:font-size-complex="6pt"/>
    </style:style>
    <style:style style:name="P18" style:family="paragraph" style:parent-style-name="Text_20_body" style:list-style-name="L14">
      <style:text-properties fo:font-size="6pt" style:font-size-asian="5.25pt" style:font-size-complex="6pt"/>
    </style:style>
    <style:style style:name="P19" style:family="paragraph" style:parent-style-name="Text_20_body" style:list-style-name="L15">
      <style:text-properties fo:font-size="6pt" style:font-size-asian="5.25pt" style:font-size-complex="6pt"/>
    </style:style>
    <style:style style:name="P20" style:family="paragraph" style:parent-style-name="Text_20_body" style:list-style-name="L16">
      <style:text-properties fo:font-size="6pt" style:font-size-asian="5.25pt" style:font-size-complex="6pt"/>
    </style:style>
    <style:style style:name="P21" style:family="paragraph" style:parent-style-name="Text_20_body" style:list-style-name="L17">
      <style:text-properties fo:font-size="6pt" style:font-size-asian="5.25pt" style:font-size-complex="6pt"/>
    </style:style>
    <style:style style:name="P22" style:family="paragraph" style:parent-style-name="Text_20_body" style:list-style-name="L18">
      <style:text-properties fo:font-size="6pt" style:font-size-asian="5.25pt" style:font-size-complex="6pt"/>
    </style:style>
    <style:style style:name="P23" style:family="paragraph" style:parent-style-name="Text_20_body" style:list-style-name="L19">
      <style:text-properties fo:font-size="6pt" style:font-size-asian="5.25pt" style:font-size-complex="6pt"/>
    </style:style>
    <style:style style:name="P24" style:family="paragraph" style:parent-style-name="Text_20_body" style:list-style-name="L20">
      <style:text-properties fo:font-size="6pt" style:font-size-asian="5.25pt" style:font-size-complex="6pt"/>
    </style:style>
    <style:style style:name="P25" style:family="paragraph" style:parent-style-name="Text_20_body" style:list-style-name="L21">
      <style:text-properties fo:font-size="6pt" style:font-size-asian="5.25pt" style:font-size-complex="6pt"/>
    </style:style>
    <style:style style:name="P26" style:family="paragraph" style:parent-style-name="Text_20_body" style:list-style-name="L22">
      <style:text-properties fo:font-size="6pt" style:font-size-asian="5.25pt" style:font-size-complex="6pt"/>
    </style:style>
    <style:style style:name="P2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™ – FULL INVESTOR PITCH DECK</text:span></text:h>
      <text:h text:style-name="P2" text:outline-level="3"><text:span text:style-name="Emphasis">18 Slides – Ready for PowerPoint / Google Slides</text:span></text:h>
      <text:p text:style-name="P3"><text:span text:style-name="Strong_20_Emphasis">Author: Meir Niv</text:span></text:p>
      <text:p text:style-name="P4"/>
      <text:h text:style-name="P1" text:outline-level="1"><text:span text:style-name="Strong_20_Emphasis">SLIDE 1 — COVER</text:span></text:h>
      <text:p text:style-name="P3"><text:span text:style-name="Strong_20_Emphasis">RoboChef™</text:span><text:line-break/><text:span text:style-name="Strong_20_Emphasis">The World’s First Humanoid + Automated Kitchen System With Encrypted Ingredient Authorization</text:span><text:line-break/>AI-driven. Fully autonomous. Globally scalable.<text:line-break/><text:span text:style-name="Strong_20_Emphasis">Founder: Meir Niv</text:span></text:p>
      <text:p text:style-name="P4"/>
      <text:h text:style-name="P1" text:outline-level="1"><text:span text:style-name="Strong_20_Emphasis">SLIDE 2 — THE PROBLEM</text:span></text:h>
      <text:p text:style-name="P3"><text:span text:style-name="Strong_20_Emphasis">People want:</text:span></text:p>
      <text:list text:style-name="L1">
        <text:list-item>
          <text:p text:style-name="P5">Fresh meals</text:p>
        </text:list-item>
        <text:list-item>
          <text:p text:style-name="P5">Zero effort</text:p>
        </text:list-item>
        <text:list-item>
          <text:p text:style-name="P5">Healthy food</text:p>
        </text:list-item>
        <text:list-item>
          <text:p text:style-name="P5">Fast</text:p>
        </text:list-item>
        <text:list-item>
          <text:p text:style-name="P5">Consistent results</text:p>
        </text:list-item>
      </text:list>
      <text:p text:style-name="P3"><text:span text:style-name="Strong_20_Emphasis">Businesses need:</text:span></text:p>
      <text:list text:style-name="L2">
        <text:list-item>
          <text:p text:style-name="P6">Reliable kitchen staff</text:p>
        </text:list-item>
        <text:list-item>
          <text:p text:style-name="P6">Lower labor cost</text:p>
        </text:list-item>
        <text:list-item>
          <text:p text:style-name="P6">24/7 operations</text:p>
        </text:list-item>
        <text:list-item>
          <text:p text:style-name="P6">Consistency &amp; food safety</text:p>
        </text:list-item>
      </text:list>
      <text:p text:style-name="P3"><text:span text:style-name="Strong_20_Emphasis">Reality today:</text:span><text:line-break/>❌ Labor shortages<text:line-break/>❌ High turnover<text:line-break/>❌ Inconsistent quality<text:line-break/>❌ Expensive kitchens<text:line-break/>❌ No automation that replaces a <text:span text:style-name="Emphasis">full</text:span> chef</text:p>
      <text:p text:style-name="P4"/>
      <text:h text:style-name="P1" text:outline-level="1"><text:span text:style-name="Strong_20_Emphasis">SLIDE 3 — MARKET GAP</text:span></text:h>
      <text:p text:style-name="P3">Existing kitchen robots:</text:p>
      <text:list text:style-name="L3">
        <text:list-item>
          <text:p text:style-name="P7">Chop <text:span text:style-name="Emphasis">one</text:span> item</text:p>
        </text:list-item>
        <text:list-item>
          <text:p text:style-name="P7">Flip <text:span text:style-name="Emphasis">one</text:span> food</text:p>
        </text:list-item>
        <text:list-item>
          <text:p text:style-name="P7">Stir <text:span text:style-name="Emphasis">one</text:span> dish</text:p>
        </text:list-item>
        <text:list-item>
          <text:p text:style-name="P7">Work with custom equipment</text:p>
        </text:list-item>
      </text:list>
      <text:p text:style-name="P3"><text:span text:style-name="Strong_20_Emphasis">None can:</text:span><text:line-break/>✔ Cook <text:span text:style-name="Emphasis">any</text:span> recipe<text:line-break/>✔ Use standard appliances<text:line-break/>✔ Prepare full meals<text:line-break/>✔ Personalize flavor<text:line-break/>✔ Enforce ingredient safety<text:line-break/>✔ Scale globally</text:p>
      <text:p text:style-name="P3"><text:span text:style-name="Strong_20_Emphasis">RoboChef fills this gap.</text:span></text:p>
      <text:p text:style-name="P4"/>
      <text:h text:style-name="P1" text:outline-level="1"><text:soft-page-break/><text:span text:style-name="Strong_20_Emphasis">SLIDE 4 — THE SOLUTION</text:span></text:h>
      <text:h text:style-name="P2" text:outline-level="3"><text:span text:style-name="Strong_20_Emphasis">RoboChef™ = AI Humanoid + Smart-Kitchen System</text:span></text:h>
      <text:list text:style-name="L4">
        <text:list-item>
          <text:p text:style-name="P8">Cooks entire meals automatically</text:p>
        </text:list-item>
        <text:list-item>
          <text:p text:style-name="P8">Uses normal kitchen tools (knives, pans, ovens, pots)</text:p>
        </text:list-item>
        <text:list-item>
          <text:p text:style-name="P8">Learns your family's taste</text:p>
        </text:list-item>
        <text:list-item>
          <text:p text:style-name="P8">Works with cloud-linked recipe AI</text:p>
        </text:list-item>
        <text:list-item>
          <text:p text:style-name="P8">Verifies ingredients with proprietary encrypted code</text:p>
        </text:list-item>
        <text:list-item>
          <text:p text:style-name="P8">Can operate in homes, restaurants, hotels, hospitals</text:p>
        </text:list-item>
      </text:list>
      <text:p text:style-name="P3"><text:span text:style-name="Strong_20_Emphasis">This is the first universal chef replacement.</text:span></text:p>
      <text:p text:style-name="P4"/>
      <text:h text:style-name="P1" text:outline-level="1"><text:span text:style-name="Strong_20_Emphasis">SLIDE 5 — CORE INNOVATION: AEC SYSTEM</text:span></text:h>
      <text:h text:style-name="P2" text:outline-level="3">🔐 <text:span text:style-name="Strong_20_Emphasis">Authorized Encrypted Code (AEC)</text:span></text:h>
      <text:p text:style-name="P3">Every ingredient package must have:</text:p>
      <text:list text:style-name="L5">
        <text:list-item>
          <text:p text:style-name="P9">A daily-rotating encrypted food code</text:p>
        </text:list-item>
        <text:list-item>
          <text:p text:style-name="P9">Machine-readable (barcode, RFID, chip)</text:p>
        </text:list-item>
        <text:list-item>
          <text:p text:style-name="P9">Verified by RoboChef before use</text:p>
        </text:list-item>
      </text:list>
      <text:p text:style-name="P3"><text:span text:style-name="Strong_20_Emphasis">Purpose:</text:span></text:p>
      <text:list text:style-name="L6">
        <text:list-item>
          <text:p text:style-name="P10">Guarantees food safety</text:p>
        </text:list-item>
        <text:list-item>
          <text:p text:style-name="P10">Blocks unauthorized or unsafe items</text:p>
        </text:list-item>
        <text:list-item>
          <text:p text:style-name="P10">Creates recurring revenue from vendors</text:p>
        </text:list-item>
        <text:list-item>
          <text:p text:style-name="P10">Protects copyrighted chef recipes</text:p>
        </text:list-item>
        <text:list-item>
          <text:p text:style-name="P10">Builds global standard for humanoid food supplies</text:p>
        </text:list-item>
      </text:list>
      <text:p text:style-name="P3">This AEC system is <text:span text:style-name="Strong_20_Emphasis">novel, patentable, and the core profit engine</text:span>.</text:p>
      <text:p text:style-name="P4"/>
      <text:h text:style-name="P1" text:outline-level="1"><text:span text:style-name="Strong_20_Emphasis">SLIDE 6 — HOW IT WORKS (AT A HIGH LEVEL)</text:span></text:h>
      <text:p text:style-name="P3"><text:span text:style-name="Strong_20_Emphasis">User selects recipe →<text:line-break/>Robot retrieves ingredients →<text:line-break/>Reads encrypted code →<text:line-break/>Prepares ingredients →<text:line-break/>Cooks dish using standard appliances →<text:line-break/>Plates and serves →<text:line-break/>Logs preferences →<text:line-break/>AI improves taste each time.</text:span></text:p>
      <text:p text:style-name="P3">This is a full-stack system:</text:p>
      <text:list text:style-name="L7">
        <text:list-item>
          <text:p text:style-name="P11">Hardware</text:p>
        </text:list-item>
        <text:list-item>
          <text:p text:style-name="P11">Software</text:p>
        </text:list-item>
        <text:list-item>
          <text:p text:style-name="P11">Cloud AI</text:p>
        </text:list-item>
        <text:list-item>
          <text:p text:style-name="P11">Food supply chain</text:p>
        </text:list-item>
        <text:list-item>
          <text:p text:style-name="P11">Safety + authentication layer</text:p>
        </text:list-item>
      </text:list>
      <text:p text:style-name="P4"/>
      <text:h text:style-name="P1" text:outline-level="1"><text:span text:style-name="Strong_20_Emphasis">SLIDE 7 — PRODUCT ECOSYSTEM</text:span></text:h>
      <text:p text:style-name="P3">RoboChef product family:</text:p>
      <text:h text:style-name="P2" text:outline-level="3"><text:span text:style-name="Strong_20_Emphasis">1. RoboChef Home</text:span></text:h>
      <text:list text:style-name="L8">
        <text:list-item>
          <text:p text:style-name="P12">Compact automated station</text:p>
        </text:list-item>
        <text:list-item>
          <text:p text:style-name="P12">For families &amp; high-income households</text:p>
        </text:list-item>
        <text:list-item>
          <text:p text:style-name="P12"><text:soft-page-break/>Subscription-based meals</text:p>
        </text:list-item>
      </text:list>
      <text:h text:style-name="P2" text:outline-level="3"><text:span text:style-name="Strong_20_Emphasis">2. RoboChef Pro</text:span></text:h>
      <text:list text:style-name="L9">
        <text:list-item>
          <text:p text:style-name="P13">Restaurant &amp; hotel model</text:p>
        </text:list-item>
        <text:list-item>
          <text:p text:style-name="P13">Multi-meal parallel cooking</text:p>
        </text:list-item>
        <text:list-item>
          <text:p text:style-name="P13">High-end plating</text:p>
        </text:list-item>
      </text:list>
      <text:h text:style-name="P2" text:outline-level="3"><text:span text:style-name="Strong_20_Emphasis">3. RoboChef Humanoid</text:span></text:h>
      <text:list text:style-name="L10">
        <text:list-item>
          <text:p text:style-name="P14">Full humanoid robot</text:p>
        </text:list-item>
        <text:list-item>
          <text:p text:style-name="P14">Can operate inside any kitchen</text:p>
        </text:list-item>
        <text:list-item>
          <text:p text:style-name="P14">Uses knives, pans, ovens like a human</text:p>
        </text:list-item>
      </text:list>
      <text:h text:style-name="P2" text:outline-level="3"><text:span text:style-name="Strong_20_Emphasis">4. Cloud AI Platform</text:span></text:h>
      <text:list text:style-name="L11">
        <text:list-item>
          <text:p text:style-name="P15">Recipe database</text:p>
        </text:list-item>
        <text:list-item>
          <text:p text:style-name="P15">Taste profiles</text:p>
        </text:list-item>
        <text:list-item>
          <text:p text:style-name="P15">Predictive cooking models</text:p>
        </text:list-item>
      </text:list>
      <text:h text:style-name="P2" text:outline-level="3"><text:span text:style-name="Strong_20_Emphasis">5. AEC Food Supply Program</text:span></text:h>
      <text:list text:style-name="L12">
        <text:list-item>
          <text:p text:style-name="P16">Ingredient kits</text:p>
        </text:list-item>
        <text:list-item>
          <text:p text:style-name="P16">Vendor licensing</text:p>
        </text:list-item>
        <text:list-item>
          <text:p text:style-name="P16">Daily rotating codes</text:p>
        </text:list-item>
      </text:list>
      <text:p text:style-name="P4"/>
      <text:h text:style-name="P1" text:outline-level="1"><text:span text:style-name="Strong_20_Emphasis">SLIDE 8 — WHY NOW</text:span></text:h>
      <text:list text:style-name="L13">
        <text:list-item>
          <text:p text:style-name="P17">Huge advancements in humanoid robotics</text:p>
        </text:list-item>
        <text:list-item>
          <text:p text:style-name="P17">AI (LLMs + vision) now capable of complex kitchen tasks</text:p>
        </text:list-item>
        <text:list-item>
          <text:p text:style-name="P17">Food automation industry booming</text:p>
        </text:list-item>
        <text:list-item>
          <text:p text:style-name="P17">Labor shortages everywhere</text:p>
        </text:list-item>
        <text:list-item>
          <text:p text:style-name="P17">Consumer cooking fatigue</text:p>
        </text:list-item>
        <text:list-item>
          <text:p text:style-name="P17">Major investors seeking “next big consumer robotics wave”</text:p>
        </text:list-item>
      </text:list>
      <text:p text:style-name="P3"><text:span text:style-name="Strong_20_Emphasis">RoboChef sits at the intersection of 3 massive accelerations:</text:span><text:line-break/>AI + Robotics + Food Automation</text:p>
      <text:p text:style-name="P4"/>
      <text:h text:style-name="P1" text:outline-level="1"><text:span text:style-name="Strong_20_Emphasis">SLIDE 9 — TOTAL ADDRESSABLE MARKET</text:span></text:h>
      <text:h text:style-name="P2" text:outline-level="3"><text:span text:style-name="Strong_20_Emphasis">Global TAM &gt; $1.3 Trillion</text:span></text:h>
      <text:p text:style-name="P3">Breakdown:</text:p>
      <text:list text:style-name="L14">
        <text:list-item>
          <text:p text:style-name="P18">Home kitchen appliances: <text:span text:style-name="Strong_20_Emphasis">$259B</text:span></text:p>
        </text:list-item>
        <text:list-item>
          <text:p text:style-name="P18">Food services automation: <text:span text:style-name="Strong_20_Emphasis">$86B</text:span></text:p>
        </text:list-item>
        <text:list-item>
          <text:p text:style-name="P18">Restaurants &amp; hotels: <text:span text:style-name="Strong_20_Emphasis">$385B</text:span></text:p>
        </text:list-item>
        <text:list-item>
          <text:p text:style-name="P18">Meal kit &amp; food subscription: <text:span text:style-name="Strong_20_Emphasis">$74B</text:span></text:p>
        </text:list-item>
        <text:list-item>
          <text:p text:style-name="P18">Hospital &amp; institutional kitchens: <text:span text:style-name="Strong_20_Emphasis">$400B</text:span></text:p>
        </text:list-item>
      </text:list>
      <text:p text:style-name="P3">RoboChef participates in <text:span text:style-name="Strong_20_Emphasis">all five</text:span>.</text:p>
      <text:p text:style-name="P4"/>
      <text:h text:style-name="P1" text:outline-level="1"><text:span text:style-name="Strong_20_Emphasis">SLIDE 10 — BUSINESS MODEL</text:span></text:h>
      <text:h text:style-name="P2" text:outline-level="3"><text:span text:style-name="Strong_20_Emphasis">Multiple Recurring Revenue Streams</text:span></text:h>
      <text:list text:style-name="L15">
        <text:list-item>
          <text:p text:style-name="P19"><text:span text:style-name="Strong_20_Emphasis">Hardware Sales</text:span></text:p>
          <text:list>
            <text:list-item>
              <text:p text:style-name="P19"><text:soft-page-break/>Home units: $3.5K–$9.5K</text:p>
            </text:list-item>
            <text:list-item>
              <text:p text:style-name="P19">Restaurant units: $25K–$60K</text:p>
            </text:list-item>
            <text:list-item>
              <text:p text:style-name="P19">Humanoids: $45K–$95K</text:p>
            </text:list-item>
          </text:list>
        </text:list-item>
        <text:list-item>
          <text:p text:style-name="P19"><text:span text:style-name="Strong_20_Emphasis">AEC Licensing (core revenue)</text:span></text:p>
          <text:list>
            <text:list-item>
              <text:p text:style-name="P19">Vendors pay per encrypted code</text:p>
            </text:list-item>
            <text:list-item>
              <text:p text:style-name="P19">Daily rotation → continuous licensing</text:p>
            </text:list-item>
            <text:list-item>
              <text:p text:style-name="P19">Protects quality &amp; ensures safety</text:p>
            </text:list-item>
          </text:list>
        </text:list-item>
        <text:list-item>
          <text:p text:style-name="P19"><text:span text:style-name="Strong_20_Emphasis">Cloud Subscription</text:span><text:line-break/>Monthly plan for recipes, updates, AI personalization</text:p>
        </text:list-item>
        <text:list-item>
          <text:p text:style-name="P19"><text:span text:style-name="Strong_20_Emphasis">Consumables</text:span><text:line-break/>Ingredient capsules / kits</text:p>
        </text:list-item>
        <text:list-item>
          <text:p text:style-name="P19"><text:span text:style-name="Strong_20_Emphasis">Data Monetization (Phase 3)</text:span></text:p>
        </text:list-item>
      </text:list>
      <text:p text:style-name="P4"/>
      <text:h text:style-name="P1" text:outline-level="1"><text:span text:style-name="Strong_20_Emphasis">SLIDE 11 — COMPETITION</text:span></text:h>
      <text:h text:style-name="P2" text:outline-level="3">Existing players:</text:h>
      <text:list text:style-name="L16">
        <text:list-item>
          <text:p text:style-name="P20">Moley Robotics</text:p>
        </text:list-item>
        <text:list-item>
          <text:p text:style-name="P20">Samsung Bot Chef</text:p>
        </text:list-item>
        <text:list-item>
          <text:p text:style-name="P20">Cooki</text:p>
        </text:list-item>
        <text:list-item>
          <text:p text:style-name="P20">Suvie</text:p>
        </text:list-item>
        <text:list-item>
          <text:p text:style-name="P20">Rotimatic</text:p>
        </text:list-item>
      </text:list>
      <text:h text:style-name="P2" text:outline-level="3">RoboChef advantag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RoboChef</text:p>
            </table:table-cell>
            <table:table-cell table:style-name="Table1.A1" office:value-type="string">
              <text:p text:style-name="Table_20_Heading">Others</text:p>
            </table:table-cell>
          </table:table-row>
        </table:table-header-rows>
        <table:table-row>
          <table:table-cell table:style-name="Table1.A1" office:value-type="string">
            <text:p text:style-name="Table_20_Contents">Full meal autonomy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Uses standard appliance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Humanoid capable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Accepts any food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Encryption &amp; safety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Global vendor program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</table:table>
      <text:p text:style-name="P3">RoboChef is in <text:span text:style-name="Strong_20_Emphasis">its own category</text:span>.</text:p>
      <text:p text:style-name="P4"/>
      <text:h text:style-name="P1" text:outline-level="1"><text:span text:style-name="Strong_20_Emphasis">SLIDE 12 — TECHNOLOGY STACK</text:span></text:h>
      <text:list text:style-name="L17">
        <text:list-item>
          <text:p text:style-name="P21"><text:span text:style-name="Strong_20_Emphasis">Humanoid motor skills</text:span></text:p>
        </text:list-item>
        <text:list-item>
          <text:p text:style-name="P21"><text:span text:style-name="Strong_20_Emphasis">Object recognition (multi-camera vision)</text:span></text:p>
        </text:list-item>
        <text:list-item>
          <text:p text:style-name="P21"><text:span text:style-name="Strong_20_Emphasis">Precision manipulation</text:span></text:p>
        </text:list-item>
        <text:list-item>
          <text:p text:style-name="P21"><text:span text:style-name="Strong_20_Emphasis">Thermal cooking control</text:span></text:p>
        </text:list-item>
        <text:list-item>
          <text:p text:style-name="P21"><text:span text:style-name="Strong_20_Emphasis">Food safety sensors</text:span></text:p>
        </text:list-item>
        <text:list-item>
          <text:p text:style-name="P21"><text:span text:style-name="Strong_20_Emphasis">Cloud AI taste model</text:span></text:p>
        </text:list-item>
        <text:list-item>
          <text:p text:style-name="P21"><text:span text:style-name="Strong_20_Emphasis">Digital recipe language</text:span></text:p>
        </text:list-item>
        <text:list-item>
          <text:p text:style-name="P21"><text:span text:style-name="Strong_20_Emphasis">AEC encryption engine</text:span></text:p>
        </text:list-item>
      </text:list>
      <text:p text:style-name="P3">This stack is unique and defensible.</text:p>
      <text:p text:style-name="P4"/>
      <text:h text:style-name="P1" text:outline-level="1"><text:soft-page-break/><text:span text:style-name="Strong_20_Emphasis">SLIDE 13 — TRACTION ROADMAP</text:span></text:h>
      <text:h text:style-name="P2" text:outline-level="3"><text:span text:style-name="Strong_20_Emphasis">Year 1 (Seed)</text:span></text:h>
      <text:list text:style-name="L18">
        <text:list-item>
          <text:p text:style-name="P22">Humanoid kitchen arm</text:p>
        </text:list-item>
        <text:list-item>
          <text:p text:style-name="P22">AEC prototype</text:p>
        </text:list-item>
        <text:list-item>
          <text:p text:style-name="P22">Cloud recipe engine v1</text:p>
        </text:list-item>
        <text:list-item>
          <text:p text:style-name="P22">10–20 recipe automations</text:p>
        </text:list-item>
      </text:list>
      <text:h text:style-name="P2" text:outline-level="3"><text:span text:style-name="Strong_20_Emphasis">Year 2 (Series A)</text:span></text:h>
      <text:list text:style-name="L19">
        <text:list-item>
          <text:p text:style-name="P23">Full humanoid</text:p>
        </text:list-item>
        <text:list-item>
          <text:p text:style-name="P23">Kitchen integration</text:p>
        </text:list-item>
        <text:list-item>
          <text:p text:style-name="P23">Partnership with major appliance brands</text:p>
        </text:list-item>
        <text:list-item>
          <text:p text:style-name="P23">100+ automated recipes</text:p>
        </text:list-item>
      </text:list>
      <text:h text:style-name="P2" text:outline-level="3"><text:span text:style-name="Strong_20_Emphasis">Year 3 (Series B)</text:span></text:h>
      <text:list text:style-name="L20">
        <text:list-item>
          <text:p text:style-name="P24">Home unit launch</text:p>
        </text:list-item>
        <text:list-item>
          <text:p text:style-name="P24">Restaurant pilot with hotels</text:p>
        </text:list-item>
        <text:list-item>
          <text:p text:style-name="P24">Vendor onboarding for AEC program</text:p>
        </text:list-item>
      </text:list>
      <text:p text:style-name="P4"/>
      <text:h text:style-name="P1" text:outline-level="1"><text:span text:style-name="Strong_20_Emphasis">SLIDE 14 — TEAM</text:span></text:h>
      <text:p text:style-name="P3"><text:span text:style-name="Strong_20_Emphasis">Founder &amp; Visionary:</text:span><text:line-break/><text:span text:style-name="Strong_20_Emphasis">Meir Niv</text:span><text:line-break/>Inventor, patented systems, decades of engineering experience.<text:line-break/>Expertise: automation, complex systems, AI, and product innovation.</text:p>
      <text:p text:style-name="P3">(Here later you will add your grandson after law graduation as legal lead.)</text:p>
      <text:p text:style-name="P4"/>
      <text:h text:style-name="P1" text:outline-level="1"><text:span text:style-name="Strong_20_Emphasis">SLIDE 15 — FINANCIAL PROJECTIONS (HIGH LEVEL)</text:span></text:h>
      <text:h text:style-name="P2" text:outline-level="3">Year 1:</text:h>
      <text:p text:style-name="P3">Revenue: $0.3M<text:line-break/>Focus on prototypes</text:p>
      <text:h text:style-name="P2" text:outline-level="3">Year 2:</text:h>
      <text:p text:style-name="P3">Revenue: $4–6M<text:line-break/>Small-scale production + pilots</text:p>
      <text:h text:style-name="P2" text:outline-level="3">Year 3:</text:h>
      <text:p text:style-name="P3">Revenue: $30–60M<text:line-break/>AEC program goes live<text:line-break/>Restaurant + home adoption</text:p>
      <text:h text:style-name="P2" text:outline-level="3">Year 5:</text:h>
      <text:p text:style-name="P3">Revenue: $250–500M<text:line-break/>Humanoid + global food supply licensing</text:p>
      <text:p text:style-name="P3">Gross margin: <text:span text:style-name="Strong_20_Emphasis">65–78%</text:span> (mixed model)</text:p>
      <text:p text:style-name="P4"/>
      <text:h text:style-name="P1" text:outline-level="1"><text:span text:style-name="Strong_20_Emphasis">SLIDE 16 — INVESTMENT ASK</text:span></text:h>
      <text:h text:style-name="P2" text:outline-level="3"><text:span text:style-name="Strong_20_Emphasis">SEED ROUND: $4.5M</text:span></text:h>
      <text:p text:style-name="P3">Use of Funds:</text:p>
      <text:list text:style-name="L21">
        <text:list-item>
          <text:p text:style-name="P25">45% Robotics development</text:p>
        </text:list-item>
        <text:list-item>
          <text:p text:style-name="P25"><text:soft-page-break/>22% AEC encryption</text:p>
        </text:list-item>
        <text:list-item>
          <text:p text:style-name="P25">18% AI cloud + recipe engine</text:p>
        </text:list-item>
        <text:list-item>
          <text:p text:style-name="P25">10% certifications + compliance</text:p>
        </text:list-item>
        <text:list-item>
          <text:p text:style-name="P25">5% legal + patents</text:p>
        </text:list-item>
      </text:list>
      <text:p text:style-name="P3">Expected Runway: <text:span text:style-name="Strong_20_Emphasis">18–20 months</text:span><text:line-break/>Target: <text:span text:style-name="Strong_20_Emphasis">10–20× return</text:span></text:p>
      <text:p text:style-name="P4"/>
      <text:h text:style-name="P1" text:outline-level="1"><text:span text:style-name="Strong_20_Emphasis">SLIDE 17 — WHY INVEST</text:span></text:h>
      <text:list text:style-name="L22">
        <text:list-item>
          <text:p text:style-name="P26">First-mover advantage</text:p>
        </text:list-item>
        <text:list-item>
          <text:p text:style-name="P26">Patentable foundation</text:p>
        </text:list-item>
        <text:list-item>
          <text:p text:style-name="P26">Massive TAM</text:p>
        </text:list-item>
        <text:list-item>
          <text:p text:style-name="P26">Humanoid wave is coming</text:p>
        </text:list-item>
        <text:list-item>
          <text:p text:style-name="P26">Defensible platform ecosystem</text:p>
        </text:list-item>
        <text:list-item>
          <text:p text:style-name="P26">Vendor-based recurring revenue (AEC)</text:p>
        </text:list-item>
        <text:list-item>
          <text:p text:style-name="P26">You choose your investors (quality over volume)</text:p>
        </text:list-item>
        <text:list-item>
          <text:p text:style-name="P26">Founder with track record of execution</text:p>
        </text:list-item>
      </text:list>
      <text:p text:style-name="P3">RoboChef is positioned to be a <text:span text:style-name="Strong_20_Emphasis">global household name</text:span>.</text:p>
      <text:p text:style-name="P4"/>
      <text:h text:style-name="P1" text:outline-level="1"><text:span text:style-name="Strong_20_Emphasis">SLIDE 18 — CONTACT</text:span></text:h>
      <text:p text:style-name="P3"><text:span text:style-name="Strong_20_Emphasis">Meir Niv</text:span><text:line-break/>Los Angeles, California<text:line-break/>📧 info@mayyamw.com<text:line-break/>Website coming soon</text:p>
      <text:p text:style-name="P3">“<text:span text:style-name="Strong_20_Emphasis">Let’s build the future kitchen of the world.</text:span>”</text:p>
      <text:p text:style-name="P4"/>
      <text:h text:style-name="P1" text:outline-level="1">✔ <text:span text:style-name="Strong_20_Emphasis">Your Full Pitch Deck Is Now Complete</text:span></text:h>
      <text:p text:style-name="P3">If you want:<text:line-break/>👉 <text:span text:style-name="Strong_20_Emphasis">PowerPoint (.pptx) version</text:span><text:line-break/>👉 <text:span text:style-name="Strong_20_Emphasis">Google Slides version</text:span><text:line-break/>👉 <text:span text:style-name="Strong_20_Emphasis">PDF export</text:span></text:p>
      <text:p text:style-name="P3">Just say: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1:13:47.611205600</meta:creation-date>
    <dc:date>2025-11-17T11:14:49.090153100</dc:date>
    <meta:editing-duration>PT1M1S</meta:editing-duration>
    <meta:editing-cycles>1</meta:editing-cycles>
    <meta:document-statistic meta:table-count="1" meta:image-count="0" meta:object-count="0" meta:page-count="6" meta:paragraph-count="201" meta:word-count="998" meta:character-count="5862" meta:non-whitespace-character-count="5161"/>
    <meta:generator>LibreOffice/25.8.2.2$Windows_X86_64 LibreOffice_project/d401f2107ccab8f924a8e2df40f573aab7605b6f</meta:generator>
  </office:meta>
</office:document-meta>
</file>